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Standardcomputer: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447.06">
            <text:p>447,0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89.412">
            <text:p>89,41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357.648">
            <text:p>357,65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7.15296">
            <text:p>7,1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350.49504">
            <text:p>350,5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17.78">
            <text:p>17,7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368.27504">
            <text:p>368,2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92.06876">
            <text:p>92,07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460.3438">
            <text:p>460,3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69.05157">
            <text:p>69,0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529.39537">
            <text:p>529,4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10.5879074">
            <text:p>10,5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539.9832774">
            <text:p>539,9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80.99749161">
            <text:p>81,00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620.98076901">
            <text:p>620,98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2:23.54</dc:date>
    <meta:editing-duration>PT1M41S</meta:editing-duration>
    <meta:editing-cycles>1</meta:editing-cycles>
    <meta:document-statistic meta:table-count="1" meta:cell-count="38" meta:object-count="0"/>
  </office:meta>
</office:document-meta>
</file>